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8f2c" officeooo:paragraph-rsid="001f8f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3T10:00:24.707000000</meta:creation-date>
    <dc:date>2024-08-13T10:00:34.367000000</dc:date>
    <meta:editing-duration>PT10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  <meta:generator>LibreOffice/7.6.2.1$Windows_X86_64 LibreOffice_project/56f7684011345957bbf33a7ee678afaf4d2ba333</meta:generator>
  </office:meta>
</office:document-meta>
</file>